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582cm" fo:widows="1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Text_20_body" style:list-style-name="L2">
      <style:paragraph-properties fo:margin-top="0cm" fo:margin-bottom="0cm" style:line-height-at-least="0.582cm" fo:widows="1"/>
      <style:text-properties fo:font-variant="normal" fo:text-transform="none" fo:color="#000000" style:font-name="Verdana" fo:font-size="11.25pt" fo:letter-spacing="normal" fo:font-style="normal" fo:font-weight="normal"/>
    </style:style>
    <style:style style:name="T1" style:family="text">
      <style:text-properties fo:font-variant="normal" fo:text-transform="none" fo:color="#0000ff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a52a2a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6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7" style:family="text">
      <style:text-properties fo:font-variant="normal" fo:text-transform="none" fo:color="#0000cd" style:font-name="Consolas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DICE</text:p>
      <text:p text:style-name="Standard"/>
      <text:p text:style-name="Standard">Para buscar CP SIN EL ASTERISCO: CTRL+B</text:p>
      <text:p text:style-name="Standard"/>
      <text:p text:style-name="Standard"><text:tab/>*TIPOS DE DATO</text:p>
      <text:p text:style-name="Standard"><text:tab/>*DECLARACION DE ELEMENTOS</text:p>
      <text:p text:style-name="Standard"><text:tab/>*ATRIBUTOS</text:p>
      <text:p text:style-name="Standard"><text:tab/>*RESTRICCIONES <text:s/>maxInclusive Y <text:s/><text:span text:style-name="T2">minInclusive</text:span></text:p>
      <text:p text:style-name="Standard"><text:span text:style-name="T2"><text:tab/>*RESTRICCION DE VALORES LIMITADOS</text:span></text:p>
      <text:p text:style-name="Standard"><text:span text:style-name="T2"><text:tab/>*RESTRICCION POR SECUENCIA DE VALORES</text:span></text:p>
      <text:p text:style-name="Standard"><text:span text:style-name="T2"><text:tab/>*RESTRICCION POR SECUENCIA DE VALORES CON OPERADORES “*”, ”+” y “|”</text:span></text:p>
      <text:p text:style-name="Standard"><text:span text:style-name="T2"><text:tab/>*RESTRICCION CON CANTIDAD EXACTA DE NUMEROS “{x}”</text:span></text:p>
      <text:p text:style-name="Standard"><text:span text:style-name="T2"><text:tab/>*RESTRICCION PARA RESPETAR ESPACIOS EN BLANCO</text:span></text:p>
      <text:p text:style-name="Standard"><text:span text:style-name="T2"><text:tab/>*RESTRICCION POR CANTIDAD DE CARACTERES CON length</text:span></text:p>
      <text:p text:style-name="Standard"><text:span text:style-name="T2"><text:tab/>*ELEMENTO VACIO CON complexType + atributo</text:span></text:p>
      <text:p text:style-name="Standard"><text:tab/>*<text:span text:style-name="T1">ELEMENTOS DENTRO DE UN ELEMENTO complexType, SOLO PARA ESE <text:tab/>ELEMENTO</text:span></text:p>
      <text:p text:style-name="Standard"><text:span text:style-name="T1"><text:tab/>*ELEMENTOS DENTRO DE UN ELEMENTO complextype, PARA ESE ELEMENTO Y <text:tab/>OTROS</text:span></text:p>
      <text:p text:style-name="Standard"><text:span text:style-name="T1"><text:tab/>*EXTENSION DE LOS ELEMENTOS DE UN complexType haciendo referencia a <text:tab/>otro complexType.</text:span></text:p>
      <text:p text:style-name="Standard"/>
      <text:p text:style-name="Standard"><text:s/>***Enlazar xsd en un sml:</text:p>
      <text:p text:style-name="Standard"/>
      <text:p text:style-name="Standard"><text:tab/>&lt;agenda xmlns:xsi="http://www.w3.org/2001/XMLSchema-instance" xsi:noNamespaceSchemaLocation="NOMBREXSD.XSD"&gt;</text:p>
      <text:p text:style-name="Standard"/>
      <text:p text:style-name="Standard"><text:tab/>-Tienen que estar los dos archivos en la misma carpeta.</text:p>
      <text:p text:style-name="Standard"/>
      <text:p text:style-name="Standard"/>
      <text:p text:style-name="Standard">***Elemento simple: Contiene solo texto, no contiene otros elementos o atributos.</text:p>
      <text:p text:style-name="Standard"/>
      <text:p text:style-name="Standard"><text:tab/><text:span text:style-name="T1">&lt;</text:span><text:span text:style-name="T2">xs:element</text:span><text:span text:style-name="T4"> </text:span><text:span text:style-name="T6">name=</text:span><text:span text:style-name="T7">"NOMBRE"</text:span><text:span text:style-name="T4"> </text:span><text:span text:style-name="T6">type=</text:span><text:span text:style-name="T7">"TIPO DE DATO"</text:span><text:span text:style-name="T6">/</text:span><text:span text:style-name="T1">&gt;</text:span></text:p>
      <text:p text:style-name="Standard"><text:span text:style-name="T1">//TIPOS DE DATO</text:span></text:p>
      <text:p text:style-name="Standard"><text:span text:style-name="T1">***Tipos de dato: </text:span></text:p>
      <text:p text:style-name="Standard"/>
      <text:p text:style-name="P1"><text:tab/>.xs:string</text:p>
      <text:list xml:id="list1048789192053385563" text:style-name="L2">
        <text:list-item>
          <text:p text:style-name="P3">xs:decimal</text:p>
        </text:list-item>
        <text:list-item>
          <text:p text:style-name="P3">xs:integer</text:p>
        </text:list-item>
        <text:list-item>
          <text:p text:style-name="P3">xs:boolean</text:p>
        </text:list-item>
        <text:list-item>
          <text:p text:style-name="P3">xs:date</text:p>
        </text:list-item>
        <text:list-item>
          <text:p text:style-name="P2">xs:time</text:p>
        </text:list-item>
      </text:list>
      <text:p text:style-name="Standard"/>
      <text:p text:style-name="Standard"><text:tab/>Ejemplo: </text:p>
      <text:p text:style-name="Standard">//DECLARACION DE ELEMENTOS</text:p>
      <text:p text:style-name="Standard"/>
      <text:p text:style-name="Standard">XML:</text:p>
      <text:p text:style-name="Standard"><text:span text:style-name="T1"><text:tab/>&lt;</text:span><text:span text:style-name="T2">lastname</text:span><text:span text:style-name="T1">&gt;</text:span><text:span text:style-name="T4">Refsnes</text:span><text:span text:style-name="T1">&lt;</text:span><text:span text:style-name="T2">/lastname</text:span><text:span text:style-name="T1">&gt;</text:span><text:line-break/><text:tab/><text:span text:style-name="T1">&lt;</text:span><text:span text:style-name="T2">age</text:span><text:span text:style-name="T1">&gt;</text:span><text:span text:style-name="T4">36</text:span><text:span text:style-name="T1">&lt;</text:span><text:span text:style-name="T2">/age</text:span><text:span text:style-name="T1">&gt;</text:span><text:line-break/><text:tab/><text:span text:style-name="T1">&lt;</text:span><text:span text:style-name="T2">dateborn</text:span><text:span text:style-name="T1">&gt;</text:span><text:span text:style-name="T4">1970-03-27</text:span><text:span text:style-name="T1">&lt;</text:span><text:span text:style-name="T2">/dateborn</text:span><text:span text:style-name="T1">&gt;</text:span> </text:p>
      <text:p text:style-name="Standard"><text:soft-page-break/></text:p>
      <text:p text:style-name="Standard">XSD: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la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tab/><text:span text:style-name="T1">&lt;</text:span><text:span text:style-name="T2">xs:element</text:span><text:span text:style-name="T4"> </text:span><text:span text:style-name="T6">name=</text:span><text:span text:style-name="T7">"age"</text:span><text:span text:style-name="T4"> </text:span><text:span text:style-name="T6">type=</text:span><text:span text:style-name="T7">"xs:integer"</text:span><text:span text:style-name="T6">/</text:span><text:span text:style-name="T1">&gt;</text:span><text:line-break/><text:tab/><text:span text:style-name="T1">&lt;</text:span><text:span text:style-name="T2">xs:element</text:span><text:span text:style-name="T4"> </text:span><text:span text:style-name="T6">name=</text:span><text:span text:style-name="T7">"dateborn"</text:span><text:span text:style-name="T4"> </text:span><text:span text:style-name="T6">type=</text:span><text:span text:style-name="T7">"xs:date"</text:span><text:span text:style-name="T6">/</text:span><text:span text:style-name="T1">&gt;</text:span> </text:p>
      <text:p text:style-name="Standard"/>
      <text:p text:style-name="Standard">***DEFAULT y FIXED</text:p>
      <text:p text:style-name="Standard"><text:span text:style-name="T1"/></text:p>
      <text:p text:style-name="Standard"><text:span text:style-name="T1">DEFAULT: Asigna al elemento automáticamente el valor.</text:span>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color"</text:span><text:span text:style-name="T4"> </text:span><text:span text:style-name="T6">type=</text:span><text:span text:style-name="T7">"xs:string"</text:span><text:span text:style-name="T4"> </text:span><text:span text:style-name="T6">default=</text:span><text:span text:style-name="T7">"red"</text:span><text:span text:style-name="T6">/</text:span><text:span text:style-name="T1">&gt;</text:span> </text:p>
      <text:p text:style-name="Standard"/>
      <text:p text:style-name="Standard">***FIXED:Asigna al elemento automáticamente el valor, pero no se puede asignar otro valor.</text:p>
      <text:p text:style-name="Standard"><text:s/></text:p>
      <text:p text:style-name="Standard"><text:tab/><text:span text:style-name="T1">&lt;</text:span><text:span text:style-name="T2">xs:element</text:span><text:span text:style-name="T4"> </text:span><text:span text:style-name="T6">name=</text:span><text:span text:style-name="T7">"color"</text:span><text:span text:style-name="T4"> </text:span><text:span text:style-name="T6">type=</text:span><text:span text:style-name="T7">"xs:string"</text:span><text:span text:style-name="T4"> </text:span><text:span text:style-name="T6">fixed=</text:span><text:span text:style-name="T7">"red"</text:span><text:span text:style-name="T6">/</text:span><text:span text:style-name="T1">&gt;</text:span> </text:p>
      <text:p text:style-name="Standard"/>
      <text:p text:style-name="Standard"/>
      <text:p text:style-name="Standard"/>
      <text:p text:style-name="Standard">//ATRIBUTOS</text:p>
      <text:p text:style-name="Standard">***ATRIBUTOS: </text:p>
      <text:p text:style-name="Standard"/>
      <text:p text:style-name="Standard"><text:span text:style-name="T1">&lt;</text:span><text:span text:style-name="T2">xs:attribute</text:span><text:span text:style-name="T4"> </text:span><text:span text:style-name="T6">name=</text:span><text:span text:style-name="T7">"xxx"</text:span><text:span text:style-name="T4"> </text:span><text:span text:style-name="T6">type=</text:span><text:span text:style-name="T7">"yyy"</text:span><text:span text:style-name="T6">/</text:span><text:span text:style-name="T1">&gt;</text:span> </text:p>
      <text:p text:style-name="Standard"/>
      <text:p text:style-name="Standard">Ejemplo:</text:p>
      <text:p text:style-name="Standard"/>
      <text:p text:style-name="Standard">XML:<text:tab/></text:p>
      <text:p text:style-name="Standard"><text:span text:style-name="T1"><text:tab/>&lt;</text:span><text:span text:style-name="T2">lastname</text:span><text:span text:style-name="T4"> </text:span><text:span text:style-name="T6">lang=</text:span><text:span text:style-name="T7">"EN"</text:span><text:span text:style-name="T1">&gt;</text:span><text:span text:style-name="T4">Smith</text:span><text:span text:style-name="T1">&lt;</text:span><text:span text:style-name="T2">/lastname</text:span><text:span text:style-name="T1">&gt;</text:span> </text:p>
      <text:p text:style-name="Standard"/>
      <text:p text:style-name="Standard">XSD:</text:p>
      <text:p text:style-name="Standard"><text:tab/></text:p>
      <text:p text:style-name="Standard"><text:tab/><text:span text:style-name="T1">&lt;</text:span><text:span text:style-name="T2">xs:attribute</text:span><text:span text:style-name="T4"> </text:span><text:span text:style-name="T6">name=</text:span><text:span text:style-name="T7">"lang"</text:span><text:span text:style-name="T4"> </text:span><text:span text:style-name="T6">type=</text:span><text:span text:style-name="T7">"xs:string"</text:span><text:span text:style-name="T6">/</text:span><text:span text:style-name="T1">&gt;</text:span> </text:p>
      <text:p text:style-name="Standard"/>
      <text:p text:style-name="Standard">-Los atributos DEFAULT Y FIXED funcionan igual que en un ELEMENTO SIMPLE.</text:p>
      <text:p text:style-name="Standard"/>
      <text:p text:style-name="Standard">***USE (REQUIRED): Si no se utiliza USE el atributo es opcional por defecto, si se usa es obligatorio.</text:p>
      <text:p text:style-name="Standard"/>
      <text:p text:style-name="Standard"><text:span text:style-name="T1"><text:tab/>&lt;</text:span><text:span text:style-name="T2">xs:attribute</text:span><text:span text:style-name="T4"> </text:span><text:span text:style-name="T6">name=</text:span><text:span text:style-name="T7">"lang"</text:span><text:span text:style-name="T4"> </text:span><text:span text:style-name="T6">type=</text:span><text:span text:style-name="T7">"xs:string"</text:span><text:span text:style-name="T4"> </text:span><text:span text:style-name="T6">use=</text:span><text:span text:style-name="T7">"required"</text:span><text:span text:style-name="T6">/</text:span><text:span text:style-name="T1">&gt;</text:span> </text:p>
      <text:p text:style-name="Standard"/>
      <text:p text:style-name="Standard">//RESTRICCIONES <text:s/>maxInclusive Y <text:s/><text:span text:style-name="T2">minInclusiv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***XSD RESTRICCIONES:</text:p>
      <text:p text:style-name="Standard"/>
      <text:p text:style-name="Standard">**RESTRICCIÓN EN VALORES(CONSTRAINT maxInclusive y <text:span text:style-name="T2">minInclusive</text:span>): </text:p>
      <text:p text:style-name="Standard"/>
      <text:p text:style-name="Standard">-La siguiente restricción define que el elemento “age” no puede ser menor a “0” o mayor de “120”.</text:p>
      <text:p text:style-name="Standard"/>
      <text:p text:style-name="Standard"><text:tab/><text:span text:style-name="T1">&lt;</text:span><text:span text:style-name="T2">xs:element</text:span><text:span text:style-name="T4"> </text:span><text:span text:style-name="T6">name=</text:span><text:span text:style-name="T7">"age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/text:span><text:span text:style-name="T1">&lt;</text:span><text:span text:style-name="T2">xs:restriction</text:span><text:span text:style-name="T4"> </text:span><text:span text:style-name="T6">base=</text:span><text:span text:style-name="T7">"xs:integer"</text:span><text:span text:style-name="T1">&gt;</text:span><text:line-break/><text:span text:style-name="T3"><text:tab/><text:tab/></text:span><text:span text:style-name="T1">&lt;</text:span><text:span text:style-name="T2">xs:minInclusive</text:span><text:span text:style-name="T4"> </text:span><text:span text:style-name="T6">value=</text:span><text:span text:style-name="T7">"0"</text:span><text:span text:style-name="T6">/</text:span><text:span text:style-name="T1">&gt;</text:span><text:line-break/><text:span text:style-name="T3"><text:tab/><text:tab/></text:span><text:span text:style-name="T1">&lt;</text:span><text:span text:style-name="T2">xs:maxInclusive</text:span><text:span text:style-name="T4"> </text:span><text:span text:style-name="T6">value=</text:span><text:span text:style-name="T7">"120"</text:span><text:span text:style-name="T6">/</text:span><text:span text:style-name="T1">&gt;</text:span><text:line-break/><text:span text:style-name="T3"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//RESTRICCION DE VALORES LIMITADOS</text:p>
      <text:p text:style-name="Standard">**RESTRICCIÓN DE VALORES LIMITADOS: </text:p>
      <text:p text:style-name="Standard"/>
      <text:p text:style-name="Standard">-La siguiente restricción (CONTRAINT enumeration) no permite que hayan otros valores aparte de: Audi, Gold o BMW.</text:p>
      <text:p text:style-name="Standard"/>
      <text:p text:style-name="Standard">-Primera opción:La restricción es propia de el elemento “car”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car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enumeration</text:span><text:span text:style-name="T4"> </text:span><text:span text:style-name="T6">value=</text:span><text:span text:style-name="T7">"Audi"</text:span><text:span text:style-name="T6">/</text:span><text:span text:style-name="T1">&gt;</text:span><text:line-break/><text:span text:style-name="T3"><text:tab/><text:tab/><text:tab/><text:tab/></text:span><text:span text:style-name="T1">&lt;</text:span><text:span text:style-name="T2">xs:enumeration</text:span><text:span text:style-name="T4"> </text:span><text:span text:style-name="T6">value=</text:span><text:span text:style-name="T7">"Golf"</text:span><text:span text:style-name="T6">/</text:span><text:span text:style-name="T1">&gt;</text:span><text:line-break/><text:span text:style-name="T3"><text:tab/><text:tab/><text:tab/><text:tab/></text:span><text:span text:style-name="T1">&lt;</text:span><text:span text:style-name="T2">xs:enumeration</text:span><text:span text:style-name="T4"> </text:span><text:span text:style-name="T6">value=</text:span><text:span text:style-name="T7">"BMW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-Segunda opción: En este caso la restricción “carType” se puede usar en otros elementos ya que no pertenece a “car”.</text:p>
      <text:p text:style-name="Standard"/>
      <text:p text:style-name="Standard"><text:span text:style-name="T1"><text:tab/>&lt;</text:span><text:span text:style-name="T2">xs:element</text:span><text:span text:style-name="T6">name=</text:span><text:span text:style-name="T7">"car"</text:span><text:span text:style-name="T4"> </text:span><text:span text:style-name="T6">type=</text:span><text:span text:style-name="T7">"carType"</text:span><text:span text:style-name="T6">/</text:span><text:span text:style-name="T1">&gt;</text:span><text:line-break/><text:line-break/><text:tab/><text:span text:style-name="T1">&lt;</text:span><text:span text:style-name="T2">xs:simpleType</text:span><text:span text:style-name="T4"> </text:span><text:span text:style-name="T6">name=</text:span><text:span text:style-name="T7">"carType"</text:span><text:span text:style-name="T1">&gt;</text:span><text:line-break/><text:span text:style-name="T3"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/text:span><text:span text:style-name="T1">&lt;</text:span><text:span text:style-name="T2">xs:enumeration</text:span><text:span text:style-name="T4"> </text:span><text:span text:style-name="T6">value=</text:span><text:span text:style-name="T7">"Audi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xs:enumeration</text:span><text:span text:style-name="T4"> </text:span><text:span text:style-name="T6">value=</text:span><text:span text:style-name="T7">"Golf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xs:enumeration</text:span><text:span text:style-name="T4"> </text:span><text:span text:style-name="T6">value=</text:span><text:span text:style-name="T7">"BMW"</text:span><text:span text:style-name="T6">/</text:span><text:span text:style-name="T1">&gt;</text:span></text:p>
      <text:p text:style-name="Standard"><text:span text:style-name="T4"><text:tab/><text:tab/></text:span><text:span text:style-name="T1">&lt;</text:span><text:span text:style-name="T2">/xs:restriction</text:span><text:span text:style-name="T1">&gt;</text:span><text:line-break/><text:tab/><text:span text:style-name="T1">&lt;</text:span><text:span text:style-name="T2">/xs:simpleType</text:span><text:span text:style-name="T1">&gt;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//RESTRICCION POR SECUENCIA DE VALORES</text:p>
      <text:p text:style-name="Standard">**RESTRICCIÓN EN UNA SERIE DE VALORES: </text:p>
      <text:p text:style-name="Standard"/>
      <text:p text:style-name="Standard">*(CONSTRAINT pattertn<text:span text:style-name="T5">): Define secuencias de caracteres.</text:span></text:p>
      <text:p text:style-name="Standard"/>
      <text:p text:style-name="Standard">-El siguiente ejemplo limita el contenido del elemento con solo un carácter que puede estar en minúscula y entre la a y la z incluidos [a-z].</text:p>
      <text:p text:style-name="Standard"/>
      <text:p text:style-name="Standard"><text:span text:style-name="T1"><text:tab/>&lt;</text:span><text:span text:style-name="T2">xs:element </text:span><text:span text:style-name="T6">name=</text:span><text:span text:style-name="T7">"letter"</text:span><text:span text:style-name="T1">&gt;</text:span><text:line-break/><text:tab/><text:span text:style-name="T3"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[a-z]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/>
      <text:p text:style-name="Standard"/>
      <text:p text:style-name="Standard">-El siguiente ejemplo solo deja introducir 3 caracteres entre la A y Z incluidos, pero en mayúscula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initials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[A-Z][A-Z][A-Z]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-El siguiente ejemplo solo deja introducir x o y o z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choice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[xyz]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/>
      <text:p text:style-name="Standard"/>
      <text:p text:style-name="Standard"/>
      <text:p text:style-name="Standard">-El siguiente ejemplo limita el contenido a 3 letra las cuales pueden estar entre la a y la z incluidos, tanto mayúsculas como minúsculas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initials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[a-zA-Z][a-zA-Z][a-zA-Z]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tab/><text:tab/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<text:soft-page-break/>-El siguiente ejemplo limita el contenido en 5 dígitos los cuales pueden estar entre el 0 y 9 incluidos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prodid"</text:span><text:span text:style-name="T1">&gt;</text:span><text:line-break/><text:tab/><text:tab/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integer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[0-9][0-9][0-9][0-9][0-9]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/>
      <text:p text:style-name="Standard"/>
      <text:p text:style-name="Standard">//RESTRICCION POR SECUENCIA DE VALORES CON OPERADORES “* , ”+” y “|”</text:p>
      <text:p text:style-name="Standard">***OTRAS RESTRICCIONES EN SERIES DE VALORES:</text:p>
      <text:p text:style-name="Standard"/>
      <text:p text:style-name="Standard">-El siguiente ejemplo acepta el 0 o mas ocurrencias de minúsculas que deben estar entre la a y la z incluidas. “*”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letter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([a-z])*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-El siguiente ejemplo acepta 1 o mas pares de letras, siendo una minuscula y otra mayuscula, por ejemplo, sToP y hOlAlA validaria pero STOP, <text:s/>sTOP o hOlAla no validaria.”+”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letter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([a-z][A-Z])+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-El siguiente ejemplo usa OR para aceptar un valor u otro, en este caso el genero, que son “male” o “female”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gender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male|female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tab/><text:span text:style-name="T3"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/>
      <text:p text:style-name="Standard"/>
      <text:p text:style-name="Standard"/>
      <text:p text:style-name="Standard"><text:soft-page-break/>//RESTRICCION CON CANTIDAD EXACTA DE NUMEROS “{x}”</text:p>
      <text:p text:style-name="Standard"><text:span text:style-name="T1">-El siguiente ejemplo permitirá exactamente 8 caracteres, números entre el 0 y 9 incluidos y letras tanto mayúsculas como minúsculas entre la a y la z incluidos.</text:span></text:p>
      <text:p text:style-name="Standard"><text:span text:style-name="T1"/>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password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pattern</text:span><text:span text:style-name="T4"> </text:span><text:span text:style-name="T6">value=</text:span><text:span text:style-name="T7">"[a-zA-Z0-9]{8}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/>
      <text:p text:style-name="Standard">//RESTRICCION PARA RESPETAR ESPACIOS EN BLANCO</text:p>
      <text:p text:style-name="Standard">***RESTRICCIÓN DE ESPACIOS EN BLANCO(whiteSpace):</text:p>
      <text:p text:style-name="Standard"/>
      <text:p text:style-name="Standard">-El siguiente ejemplo no se remplazaran los espacios en blanco del contenido del elemento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address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whiteSpace</text:span><text:span text:style-name="T4"> </text:span><text:span text:style-name="T6">value=</text:span><text:span text:style-name="T7">"preserve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/text:p>
      <text:p text:style-name="Standard"><text:span text:style-name="T4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-El siguiente ejemplo remplazara todos los espacios en blanco,tab,enter con espacios en blanco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address"</text:span><text:span text:style-name="T1">&gt;</text:span></text:p>
      <text:p text:style-name="Standard"><text:span text:style-name="T1"><text:tab/><text:tab/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whiteSpace</text:span><text:span text:style-name="T4"> </text:span><text:span text:style-name="T6">value=</text:span><text:span text:style-name="T7">"replace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//RESTRICCION POR CANTIDAD DE CARACTERES CON length</text:p>
      <text:p text:style-name="Standard">***RESTRICCIONES CON (CONSTRAINT LENGTH)</text:p>
      <text:p text:style-name="Standard"/>
      <text:p text:style-name="Standard">-El siguiente ejemplo validara el contenido de un elemento con exactamente 8 caracteres.</text:p>
      <text:p text:style-name="Standard"/>
      <text:p text:style-name="Standard"><text:tab/><text:span text:style-name="T1">&lt;</text:span><text:span text:style-name="T2">xs:element</text:span><text:span text:style-name="T4"> </text:span><text:span text:style-name="T6">name=</text:span><text:span text:style-name="T7">"password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length</text:span><text:span text:style-name="T4"> </text:span><text:span text:style-name="T6">value=</text:span><text:span text:style-name="T7">"8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/text:p>
      <text:p text:style-name="Standard"><text:span text:style-name="T4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/>
      <text:p text:style-name="Standard"><text:soft-page-break/>-El siguiente ejemplo validara el contenido de un elemento con un mínimo de 5 caracteres y un máximo de 8.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password"</text:span><text:span text:style-name="T1">&gt;</text:span><text:line-break/><text:span text:style-name="T3"><text:tab/><text:tab/></text:span><text:span text:style-name="T1">&lt;</text:span><text:span text:style-name="T2">xs:simpleType</text:span><text:span text:style-name="T1">&gt;</text:span><text:line-break/><text:span text:style-name="T3"><text:tab/><text:tab/><text:tab/></text:span><text:span text:style-name="T1">&lt;</text:span><text:span text:style-name="T2">xs:restriction</text:span><text:span text:style-name="T4"> </text:span><text:span text:style-name="T6">base=</text:span><text:span text:style-name="T7">"xs:string"</text:span><text:span text:style-name="T1">&gt;</text:span><text:line-break/><text:span text:style-name="T3"><text:tab/><text:tab/><text:tab/><text:tab/></text:span><text:span text:style-name="T1">&lt;</text:span><text:span text:style-name="T2">xs:minLength</text:span><text:span text:style-name="T4"> </text:span><text:span text:style-name="T6">value=</text:span><text:span text:style-name="T7">"5"</text:span><text:span text:style-name="T6">/</text:span><text:span text:style-name="T1">&gt;</text:span><text:line-break/><text:span text:style-name="T3"><text:tab/><text:tab/><text:tab/><text:tab/></text:span><text:span text:style-name="T1">&lt;</text:span><text:span text:style-name="T2">xs:maxLength</text:span><text:span text:style-name="T4"> </text:span><text:span text:style-name="T6">value=</text:span><text:span text:style-name="T7">"8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restriction</text:span><text:span text:style-name="T1">&gt;</text:span><text:line-break/><text:span text:style-name="T3"><text:tab/><text:tab/></text:span><text:span text:style-name="T1">&lt;</text:span><text:span text:style-name="T2">/xs:simpleType</text:span><text:span text:style-name="T1">&gt;</text:span><text:line-break/><text:tab/><text:span text:style-name="T1">&lt;</text:span><text:span text:style-name="T2">/xs:element</text:span><text:span text:style-name="T1">&gt;</text:span> </text:p>
      <text:p text:style-name="Standard"/>
      <text:p text:style-name="Standard">***COMPEX ELEMENT: Elemento XML que contiene otros elementos y/o atributos.</text:p>
      <text:p text:style-name="Standard"><text:tab/></text:p>
      <text:p text:style-name="Standard"><text:tab/>-Cuatro tipos de Complex Elements: </text:p>
      <text:p text:style-name="Standard"><text:tab/></text:p>
      <text:p text:style-name="Standard"><text:tab/><text:tab/>-Elementos vacíos.</text:p>
      <text:p text:style-name="Standard"><text:tab/><text:tab/>-Elementos que contienen solo otros elementos.</text:p>
      <text:p text:style-name="Standard"><text:tab/><text:tab/>-Elementos que contienen solo texto.</text:p>
      <text:p text:style-name="Standard"><text:tab/><text:tab/>-Elementos que contienen los dos tanto elementos como texto.</text:p>
      <text:p text:style-name="Standard"><text:tab/><text:tab/>-Cada uno de estos elementos pueden también pueden contener atributos.</text:p>
      <text:p text:style-name="Standard"/>
      <text:p text:style-name="Standard">EJEMPLOS:</text:p>
      <text:p text:style-name="Standard">//ELEMENTO VACIO CON complexType + atributo</text:p>
      <text:p text:style-name="Standard">-El siguiente es un elemento vacio.</text:p>
      <text:p text:style-name="Standard"/>
      <text:p text:style-name="Standard">XML:</text:p>
      <text:p text:style-name="Standard"/>
      <text:p text:style-name="Standard"><text:tab/><text:span text:style-name="T1">&lt;</text:span><text:span text:style-name="T2">product</text:span><text:span text:style-name="T4"> </text:span><text:span text:style-name="T6">id=</text:span><text:span text:style-name="T7">"1345"</text:span><text:span text:style-name="T6">/</text:span><text:span text:style-name="T1">&gt;</text:span> </text:p>
      <text:p text:style-name="Standard"/>
      <text:p text:style-name="Standard">XSD:</text:p>
      <text:p text:style-name="Standard"><text:tab/></text:p>
      <text:p text:style-name="Standard"><text:tab/><text:span text:style-name="T1">&lt;</text:span><text:span text:style-name="T2">xs:element</text:span><text:span text:style-name="T4"> </text:span><text:span text:style-name="T6">name=</text:span><text:span text:style-name="T7">"product"</text:span><text:span text:style-name="T1">&gt;</text:span></text:p>
      <text:p text:style-name="Standard"><text:span text:style-name="T1"><text:tab/><text:tab/>&lt;</text:span><text:span text:style-name="T2">xs:complexType</text:span><text:span text:style-name="T1">&gt;</text:span></text:p>
      <text:p text:style-name="Standard"><text:span text:style-name="T1"><text:tab/><text:tab/><text:tab/>//Hacemos que el atributo sea un numero positivo</text:span></text:p>
      <text:p text:style-name="Standard"><text:span text:style-name="T1"><text:tab/><text:tab/><text:tab/>&lt;</text:span><text:span text:style-name="T2">xs:attribute</text:span><text:span text:style-name="T4"> </text:span><text:span text:style-name="T6">name=</text:span><text:span text:style-name="T7">"prodid"</text:span><text:span text:style-name="T4"> </text:span><text:span text:style-name="T6">type=</text:span><text:span text:style-name="T7">"xs:positiveInteger"</text:span><text:span text:style-name="T6">/</text:span><text:span text:style-name="T1">&gt; </text:span><text:span text:style-name="T3"><text:tab/><text:tab/></text:span><text:span text:style-name="T1">&lt;</text:span><text:span text:style-name="T2">/xs:complexType</text:span><text:span text:style-name="T1">&gt;</text:span><text:line-break/><text:tab/><text:span text:style-name="T1">&lt;</text:span><text:span text:style-name="T2">/xs:element</text:span><text:span text:style-name="T1">&gt;</text:span></text:p>
      <text:p text:style-name="Standard"><text:span text:style-name="T1"/></text:p>
      <text:p text:style-name="Standard"><text:span text:style-name="T1"><text:tab/>OR</text:span></text:p>
      <text:p text:style-name="Standard"><text:span text:style-name="T1"/>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product"</text:span><text:span text:style-name="T4"> </text:span><text:span text:style-name="T6">type=</text:span><text:span text:style-name="T7">"prodtype"</text:span><text:span text:style-name="T6">/</text:span><text:span text:style-name="T1">&gt;<text:line-break/><text:line-break/><text:tab/>&lt;</text:span><text:span text:style-name="T2">xs:complexType</text:span><text:span text:style-name="T4"> </text:span><text:span text:style-name="T6">name=</text:span><text:span text:style-name="T7">"prodtype"</text:span><text:span text:style-name="T1">&gt;<text:line-break/><text:tab/></text:span><text:span text:style-name="T4"><text:tab/></text:span><text:span text:style-name="T1">&lt;</text:span><text:span text:style-name="T2">xs:attribute</text:span><text:span text:style-name="T4"> </text:span><text:span text:style-name="T6">name=</text:span><text:span text:style-name="T7">"prodid"</text:span><text:span text:style-name="T4"> </text:span><text:span text:style-name="T6">type=</text:span><text:span text:style-name="T7">"xs:positiveInteger"</text:span><text:span text:style-name="T6">/</text:span><text:span text:style-name="T1">&gt;<text:line-break/><text:tab/>&lt;</text:span><text:span text:style-name="T2">/xs:complexType</text:span><text:span text:style-name="T1">&gt; </text:span></text:p>
      <text:p text:style-name="Standard"><text:span text:style-name="T1"/></text:p>
      <text:p text:style-name="Standard"><text:span text:style-name="T1">//ELEMENTOS DENTRO DE UN ELEMENTO complexType, SOLO PARA ESE ELEMENTO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XML: </text:p>
      <text:p text:style-name="Standard"><text:span text:style-name="T1"><text:tab/>&lt;</text:span><text:span text:style-name="T2">employee</text:span><text:span text:style-name="T1">&gt;</text:span><text:line-break/><text:span text:style-name="T3"><text:tab/><text:tab/></text:span><text:span text:style-name="T1">&lt;</text:span><text:span text:style-name="T2">firstname</text:span><text:span text:style-name="T1">&gt;</text:span><text:span text:style-name="T4">John</text:span><text:span text:style-name="T1">&lt;</text:span><text:span text:style-name="T2">/firstname</text:span><text:span text:style-name="T1">&gt;</text:span><text:line-break/><text:span text:style-name="T3"><text:tab/><text:tab/></text:span><text:span text:style-name="T1">&lt;</text:span><text:span text:style-name="T2">lastname</text:span><text:span text:style-name="T1">&gt;</text:span><text:span text:style-name="T4">Smith</text:span><text:span text:style-name="T1">&lt;</text:span><text:span text:style-name="T2">/lastname</text:span><text:span text:style-name="T1">&gt;</text:span><text:line-break/><text:tab/><text:span text:style-name="T1">&lt;</text:span><text:span text:style-name="T2">/employee</text:span><text:span text:style-name="T1">&gt;</text:span> </text:p>
      <text:p text:style-name="Standard"/>
      <text:p text:style-name="Standard">XSD:</text:p>
      <text:p text:style-name="Standard"/>
      <text:p text:style-name="Standard">-Opción 1:Solo el elemento employee usara este complex type, es importante que aparezcan en el mismo orden que en el XML.</text:p>
      <text:p text:style-name="Standard"/>
      <text:p text:style-name="Standard"><text:tab/>//Declaramos el elemento “employee”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employee"</text:span><text:span text:style-name="T1">&gt;</text:span></text:p>
      <text:p text:style-name="Standard"><text:span text:style-name="T1"><text:tab/><text:tab/>//Elementos que contiene mas elementos.</text:span></text:p>
      <text:p text:style-name="Standard"><text:span text:style-name="T1"><text:tab/><text:tab/>&lt;</text:span><text:span text:style-name="T2">xs:complexType</text:span><text:span text:style-name="T1">&gt;</text:span></text:p>
      <text:p text:style-name="Standard"><text:span text:style-name="T1"><text:tab/><text:tab/><text:tab/>//sequence hace que dentro del elemento hayan una <text:tab/><text:tab/><text:tab/><text:tab/>secuencia de elementos.</text:span><text:line-break/><text:span text:style-name="T3"><text:tab/><text:tab/><text:tab/></text:span><text:span text:style-name="T1">&lt;</text:span><text:span text:style-name="T2">xs:sequence</text:span><text:span text:style-name="T1">&gt;</text:span><text:line-break/><text:span text:style-name="T3"><text:tab/><text:tab/><text:tab/><text:tab/></text:span><text:span text:style-name="T1">&lt;</text:span><text:span text:style-name="T2">xs:element</text:span><text:span text:style-name="T4"> </text:span><text:span text:style-name="T6">name=</text:span><text:span text:style-name="T7">"fir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text:tab/></text:span><text:span text:style-name="T1">&lt;</text:span><text:span text:style-name="T2">xs:element</text:span><text:span text:style-name="T4"> </text:span><text:span text:style-name="T6">name=</text:span><text:span text:style-name="T7">"la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/xs:sequence</text:span><text:span text:style-name="T1">&gt;</text:span><text:line-break/><text:span text:style-name="T3"><text:tab/><text:tab/></text:span><text:span text:style-name="T1">&lt;</text:span><text:span text:style-name="T2">/xs:complexType</text:span><text:span text:style-name="T1">&gt;</text:span><text:line-break/><text:tab/><text:span text:style-name="T1">&lt;</text:span><text:span text:style-name="T2">/xs:element</text:span><text:span text:style-name="T1">&gt;</text:span></text:p>
      <text:p text:style-name="Standard"><text:span text:style-name="T1">//ELEMENTOS DENTRO DE UN ELEMENTO complextype, PARA ESE ELEMENTO Y OTROS</text:span></text:p>
      <text:p text:style-name="Standard">-Opción 2: En este ejemplo “employee” tiene el atributo type hace refierencia al complexType “personinfo”. </text:p>
      <text:p text:style-name="Standard"/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employee"</text:span><text:span text:style-name="T4"> </text:span><text:span text:style-name="T6">type=</text:span><text:span text:style-name="T7">"personinfo"</text:span><text:span text:style-name="T6">/</text:span><text:span text:style-name="T1">&gt;</text:span><text:line-break/><text:line-break/><text:tab/><text:span text:style-name="T1">&lt;</text:span><text:span text:style-name="T2">xs:complexType</text:span><text:span text:style-name="T4"> </text:span><text:span text:style-name="T6">name=</text:span><text:span text:style-name="T7">"personinfo"</text:span><text:span text:style-name="T1">&gt;</text:span><text:line-break/><text:span text:style-name="T3"><text:tab/><text:tab/></text:span><text:span text:style-name="T1">&lt;</text:span><text:span text:style-name="T2">xs:sequence</text:span><text:span text:style-name="T1">&gt;</text:span><text:line-break/><text:span text:style-name="T3"><text:tab/><text:tab/><text:tab/></text:span><text:span text:style-name="T1">&lt;</text:span><text:span text:style-name="T2">xs:element</text:span><text:span text:style-name="T4"> </text:span><text:span text:style-name="T6">name=</text:span><text:span text:style-name="T7">"fir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xs:element</text:span><text:span text:style-name="T4"> </text:span><text:span text:style-name="T6">name=</text:span><text:span text:style-name="T7">"la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/text:span><text:span text:style-name="T1">&lt;</text:span><text:span text:style-name="T2">/xs:sequence</text:span><text:span text:style-name="T1">&gt;</text:span><text:line-break/><text:tab/><text:span text:style-name="T1">&lt;</text:span><text:span text:style-name="T2">/xs:complexType</text:span><text:span text:style-name="T1">&gt;</text:span> </text:p>
      <text:p text:style-name="Standard"/>
      <text:p text:style-name="Standard"><text:tab/>-De esta forma varios elementos pueden usar este complexType.</text:p>
      <text:p text:style-name="Standard"><text:tab/>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employee"</text:span><text:span text:style-name="T4"> </text:span><text:span text:style-name="T6">type=</text:span><text:span text:style-name="T7">"personinfo"</text:span><text:span text:style-name="T6">/</text:span><text:span text:style-name="T1">&gt;</text:span><text:line-break/><text:tab/><text:span text:style-name="T1">&lt;</text:span><text:span text:style-name="T2">xs:element</text:span><text:span text:style-name="T4"> </text:span><text:span text:style-name="T6">name=</text:span><text:span text:style-name="T7">"student"</text:span><text:span text:style-name="T4"> </text:span><text:span text:style-name="T6">type=</text:span><text:span text:style-name="T7">"personinfo"</text:span><text:span text:style-name="T6">/</text:span><text:span text:style-name="T1">&gt;</text:span><text:line-break/><text:tab/><text:span text:style-name="T1">&lt;</text:span><text:span text:style-name="T2">xs:element</text:span><text:span text:style-name="T4"> </text:span><text:span text:style-name="T6">name=</text:span><text:span text:style-name="T7">"member"</text:span><text:span text:style-name="T4"> </text:span><text:span text:style-name="T6">type=</text:span><text:span text:style-name="T7">"personinfo"</text:span><text:span text:style-name="T6">/</text:span><text:span text:style-name="T1">&gt;</text:span><text:line-break/><text:line-break/><text:tab/><text:span text:style-name="T1">&lt;</text:span><text:span text:style-name="T2">xs:complexType</text:span><text:span text:style-name="T4"> </text:span><text:span text:style-name="T6">name=</text:span><text:span text:style-name="T7">"personinfo"</text:span><text:span text:style-name="T1">&gt;</text:span><text:line-break/><text:span text:style-name="T3"><text:tab/><text:tab/></text:span><text:span text:style-name="T1">&lt;</text:span><text:span text:style-name="T2">xs:sequence</text:span><text:span text:style-name="T1">&gt;</text:span><text:line-break/><text:span text:style-name="T3"><text:tab/><text:tab/><text:tab/></text:span><text:span text:style-name="T1">&lt;</text:span><text:span text:style-name="T2">xs:element</text:span><text:span text:style-name="T4"> </text:span><text:span text:style-name="T6">name=</text:span><text:span text:style-name="T7">"fir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xs:element</text:span><text:span text:style-name="T4"> </text:span><text:span text:style-name="T6">name=</text:span><text:span text:style-name="T7">"la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/text:span><text:span text:style-name="T1">&lt;</text:span><text:span text:style-name="T2">/xs:sequence</text:span><text:span text:style-name="T1">&gt;</text:span><text:line-break/><text:tab/><text:span text:style-name="T1">&lt;</text:span><text:span text:style-name="T2">/xs:complexType</text:span><text:span text:style-name="T1">&gt;</text:span> </text:p>
      <text:p text:style-name="Standard"/>
      <text:p text:style-name="Standard"/>
      <text:p text:style-name="Standard">//EXTENSION DE LOS ELEMENTOS DE UN complexType haciendo referencia a otro <text:soft-page-break/>complexType.</text:p>
      <text:p text:style-name="Standard">-Opción 3: El siguiente ejemplo te permite extender la lista de los elementos de un complextype.</text:p>
      <text:p text:style-name="Standard"><text:tab/></text:p>
      <text:p text:style-name="Standard"><text:span text:style-name="T1"><text:tab/>&lt;</text:span><text:span text:style-name="T2">xs:element</text:span><text:span text:style-name="T4"> </text:span><text:span text:style-name="T6">name=</text:span><text:span text:style-name="T7">"employee"</text:span><text:span text:style-name="T4"> </text:span><text:span text:style-name="T6">type=</text:span><text:span text:style-name="T7">"fullpersoninfo"</text:span><text:span text:style-name="T6">/</text:span><text:span text:style-name="T1">&gt;</text:span><text:line-break/><text:line-break/><text:tab/><text:span text:style-name="T1">&lt;</text:span><text:span text:style-name="T2">xs:complexType</text:span><text:span text:style-name="T4"> </text:span><text:span text:style-name="T6">name=</text:span><text:span text:style-name="T7">"personinfo"</text:span><text:span text:style-name="T1">&gt;</text:span><text:line-break/><text:span text:style-name="T3"><text:tab/><text:tab/></text:span><text:span text:style-name="T1">&lt;</text:span><text:span text:style-name="T2">xs:sequence</text:span><text:span text:style-name="T1">&gt;</text:span><text:line-break/><text:span text:style-name="T3"><text:tab/><text:tab/><text:tab/></text:span><text:span text:style-name="T1">&lt;</text:span><text:span text:style-name="T2">xs:element</text:span><text:span text:style-name="T4"> </text:span><text:span text:style-name="T6">name=</text:span><text:span text:style-name="T7">"fir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/text:span><text:span text:style-name="T1">&lt;</text:span><text:span text:style-name="T2">xs:element</text:span><text:span text:style-name="T4"> </text:span><text:span text:style-name="T6">name=</text:span><text:span text:style-name="T7">"lastname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/text:span><text:span text:style-name="T1">&lt;</text:span><text:span text:style-name="T2">/xs:sequence</text:span><text:span text:style-name="T1">&gt;</text:span><text:line-break/><text:tab/><text:span text:style-name="T1">&lt;</text:span><text:span text:style-name="T2">/xs:complexType</text:span><text:span text:style-name="T1">&gt;</text:span><text:line-break/><text:line-break/><text:tab/><text:span text:style-name="T1">&lt;</text:span><text:span text:style-name="T2">xs:complexType</text:span><text:span text:style-name="T4"> </text:span><text:span text:style-name="T6">name=</text:span><text:span text:style-name="T7">"fullpersoninfo"</text:span><text:span text:style-name="T1">&gt;</text:span></text:p>
      <text:p text:style-name="Standard"><text:span text:style-name="T1"><text:tab/><text:tab/>//complexContent y extension permiten añadir elementos a un <text:tab/><text:tab/> <text:s/>complexType.</text:span><text:line-break/><text:span text:style-name="T3"><text:tab/><text:tab/></text:span><text:span text:style-name="T1">&lt;</text:span><text:span text:style-name="T2">xs:complexContent</text:span><text:span text:style-name="T1">&gt;</text:span></text:p>
      <text:p text:style-name="Standard"><text:span text:style-name="T1"><text:tab/><text:tab/><text:tab/>//El atributo base hace referencia al complexType <text:tab/><text:tab/><text:tab/><text:tab/>“personinfo”.</text:span><text:line-break/><text:span text:style-name="T3"><text:tab/><text:tab/><text:tab/></text:span><text:span text:style-name="T1">&lt;</text:span><text:span text:style-name="T2">xs:extension</text:span><text:span text:style-name="T4"> </text:span><text:span text:style-name="T6">base=</text:span><text:span text:style-name="T7">"personinfo"</text:span><text:span text:style-name="T1">&gt;</text:span><text:line-break/><text:span text:style-name="T3"><text:tab/><text:tab/><text:tab/><text:tab/></text:span><text:span text:style-name="T1">&lt;</text:span><text:span text:style-name="T2">xs:sequence</text:span><text:span text:style-name="T1">&gt;</text:span><text:line-break/><text:span text:style-name="T3"><text:tab/><text:tab/><text:tab/><text:tab/><text:tab/></text:span><text:span text:style-name="T1">&lt;</text:span><text:span text:style-name="T2">xs:element</text:span><text:span text:style-name="T4"> </text:span><text:span text:style-name="T6">name=</text:span><text:span text:style-name="T7">"address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text:tab/><text:tab/></text:span><text:span text:style-name="T1">&lt;</text:span><text:span text:style-name="T2">xs:element</text:span><text:span text:style-name="T4"> </text:span><text:span text:style-name="T6">name=</text:span><text:span text:style-name="T7">"city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text:tab/><text:tab/></text:span><text:span text:style-name="T1">&lt;</text:span><text:span text:style-name="T2">xs:element</text:span><text:span text:style-name="T4"> </text:span><text:span text:style-name="T6">name=</text:span><text:span text:style-name="T7">"country"</text:span><text:span text:style-name="T4"> </text:span><text:span text:style-name="T6">type=</text:span><text:span text:style-name="T7">"xs:string"</text:span><text:span text:style-name="T6">/</text:span><text:span text:style-name="T1">&gt;</text:span><text:line-break/><text:span text:style-name="T3"><text:tab/><text:tab/><text:tab/><text:tab/></text:span><text:span text:style-name="T1">&lt;</text:span><text:span text:style-name="T2">/xs:sequence</text:span><text:span text:style-name="T1">&gt;</text:span><text:line-break/><text:span text:style-name="T3"><text:tab/><text:tab/><text:tab/></text:span><text:span text:style-name="T1">&lt;</text:span><text:span text:style-name="T2">/xs:extension</text:span><text:span text:style-name="T1">&gt;</text:span><text:line-break/><text:span text:style-name="T3"><text:tab/><text:tab/></text:span><text:span text:style-name="T1">&lt;</text:span><text:span text:style-name="T2">/xs:complexContent</text:span><text:span text:style-name="T1">&gt;</text:span><text:line-break/><text:tab/><text:span text:style-name="T1">&lt;</text:span><text:span text:style-name="T2">/xs:complexType</text:span><text:span text:style-name="T1">&gt;</text:span> </text:p>
      <text:p text:style-name="Standard"/>
      <text:p text:style-name="Standard">XML: </text:p>
      <text:p text:style-name="Standard"><text:span text:style-name="T1"><text:tab/>&lt;</text:span><text:span text:style-name="T2">food</text:span><text:span text:style-name="T4"> </text:span><text:span text:style-name="T6">type=</text:span><text:span text:style-name="T7">"dessert"</text:span><text:span text:style-name="T1">&gt;</text:span><text:span text:style-name="T4">Ice cream</text:span><text:span text:style-name="T1">&lt;</text:span><text:span text:style-name="T2">/food</text:span><text:span text:style-name="T1">&gt;</text:span> </text:p>
      <text:p text:style-name="Standard"/>
      <text:p text:style-name="Standard">XSD:</text:p>
      <text:p text:style-name="Standard"/>
      <text:p text:style-name="Standard">XML: </text:p>
      <text:p text:style-name="Standard"/>
      <text:p text:style-name="Standard"><text:span text:style-name="T1"><text:tab/>&lt;</text:span><text:span text:style-name="T2">description</text:span><text:span text:style-name="T1">&gt;</text:span><text:line-break/><text:tab/><text:tab/><text:span text:style-name="T4">It happened on</text:span><text:span text:style-name="T1"> &lt;</text:span><text:span text:style-name="T2">date </text:span><text:span text:style-name="T6">lang=</text:span><text:span text:style-name="T7">"norwegian"</text:span><text:span text:style-name="T1">&gt;</text:span><text:span text:style-name="T4">03.03.99</text:span><text:span text:style-name="T1">&lt;</text:span><text:span text:style-name="T2">/date</text:span><text:span text:style-name="T1">&gt;</text:span><text:span text:style-name="T4">....</text:span><text:line-break/><text:tab/><text:span text:style-name="T1">&lt;</text:span><text:span text:style-name="T2">/description</text:span><text:span text:style-name="T1">&gt;</text:span> </text:p>
      <text:p text:style-name="Standard"/>
      <text:p text:style-name="Standard">XSD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31T20:28:30.14</meta:creation-date>
    <dc:date>2016-02-01T00:39:20.85</dc:date>
    <meta:editing-duration>PT3H6M58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9" meta:paragraph-count="155" meta:word-count="1142" meta:character-count="10975"/>
  </office:meta>
</office:document-meta>
</file>